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Carlito" fo:font-weight="bold" officeooo:rsid="0013b768" officeooo:paragraph-rsid="0013b768" style:font-weight-asian="bold" style:font-weight-complex="bold"/>
    </style:style>
    <style:style style:name="P2" style:family="paragraph" style:parent-style-name="Standard">
      <style:text-properties style:font-name="Carlito" fo:font-weight="bold" officeooo:rsid="0013b768" officeooo:paragraph-rsid="0013b768" style:font-weight-asian="bold" style:font-weight-complex="bold"/>
    </style:style>
    <style:style style:name="P3" style:family="paragraph" style:parent-style-name="Standard">
      <style:text-properties style:font-name="Carlito" fo:font-size="11pt" fo:font-weight="normal" officeooo:rsid="0016439c" officeooo:paragraph-rsid="0016439c" style:font-size-asian="9.60000038146973pt" style:font-weight-asian="normal" style:font-size-complex="11pt" style:font-weight-complex="normal"/>
    </style:style>
    <style:style style:name="P4" style:family="paragraph" style:parent-style-name="Standard">
      <style:text-properties style:font-name="Carlito" fo:font-size="11pt" fo:font-weight="normal" officeooo:rsid="00173d11" officeooo:paragraph-rsid="00173d11" style:font-size-asian="9.60000038146973pt" style:font-weight-asian="normal" style:font-size-complex="11pt" style:font-weight-complex="normal"/>
    </style:style>
    <style:style style:name="P5" style:family="paragraph" style:parent-style-name="Standard">
      <style:text-properties style:font-name="Carlito" fo:font-size="11pt" fo:font-weight="normal" officeooo:rsid="001998f2" officeooo:paragraph-rsid="001998f2" style:font-size-asian="9.60000038146973pt" style:font-weight-asian="normal" style:font-size-complex="11pt" style:font-weight-complex="normal"/>
    </style:style>
    <style:style style:name="P6" style:family="paragraph" style:parent-style-name="Standard">
      <style:text-properties style:font-name="Carlito" fo:font-size="11pt" fo:font-weight="normal" officeooo:rsid="001aebb9" officeooo:paragraph-rsid="001aebb9" style:font-size-asian="9.60000038146973pt" style:font-weight-asian="normal" style:font-size-complex="11pt" style:font-weight-complex="normal"/>
    </style:style>
    <style:style style:name="P7" style:family="paragraph" style:parent-style-name="Standard">
      <style:text-properties style:font-name="Carlito" fo:font-size="11pt" fo:font-weight="normal" officeooo:rsid="001d2ece" officeooo:paragraph-rsid="001d2ece" style:font-size-asian="9.60000038146973pt" style:font-weight-asian="normal" style:font-size-complex="11pt" style:font-weight-complex="normal"/>
    </style:style>
    <style:style style:name="P8" style:family="paragraph" style:parent-style-name="Standard">
      <style:text-properties style:font-name="Carlito" fo:font-size="11pt" fo:font-weight="normal" officeooo:rsid="001e338a" officeooo:paragraph-rsid="001e338a" style:font-size-asian="9.60000038146973pt" style:font-weight-asian="normal" style:font-size-complex="11pt" style:font-weight-complex="normal"/>
    </style:style>
    <style:style style:name="P9" style:family="paragraph" style:parent-style-name="Standard">
      <style:text-properties fo:color="#333333" loext:opacity="100%" style:font-name="Carlito" fo:font-size="11pt" fo:font-style="italic" fo:font-weight="normal" officeooo:rsid="001e338a" officeooo:paragraph-rsid="001e338a" style:font-size-asian="9.60000038146973pt" style:font-style-asian="italic" style:font-weight-asian="normal" style:font-size-complex="11pt" style:font-style-complex="italic" style:font-weight-complex="normal"/>
    </style:style>
    <style:style style:name="P10" style:family="paragraph" style:parent-style-name="Standard">
      <style:text-properties fo:color="#333333"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1" style:family="paragraph" style:parent-style-name="Standard" style:list-style-name="L1">
      <style:text-properties fo:color="#333333" loext:opacity="100%" style:font-name="Carlito" fo:font-size="11pt" fo:font-style="normal" fo:font-weight="normal" officeooo:rsid="0022d8c3" officeooo:paragraph-rsid="0022d8c3" style:font-size-asian="9.60000038146973pt" style:font-style-asian="normal" style:font-weight-asian="normal" style:font-size-complex="11pt" style:font-style-complex="normal" style:font-weight-complex="normal"/>
    </style:style>
    <style:style style:name="P12" style:family="paragraph" style:parent-style-name="Standard">
      <style:text-properties fo:color="#333333" loext:opacity="100%" style:font-name="Carlito" fo:font-size="12pt" fo:font-style="normal" fo:font-weight="bold" officeooo:rsid="0013b768" officeooo:paragraph-rsid="0020c5d5" style:font-size-asian="12pt" style:font-style-asian="normal" style:font-weight-asian="bold" style:font-size-complex="12pt" style:font-style-complex="normal" style:font-weight-complex="bold"/>
    </style:style>
    <style:style style:name="T1" style:family="text">
      <style:text-properties officeooo:rsid="0017fc32"/>
    </style:style>
    <style:style style:name="T2" style:family="text">
      <style:text-properties officeooo:rsid="001998f2"/>
    </style:style>
    <style:style style:name="T3" style:family="text">
      <style:text-properties officeooo:rsid="001c77e8"/>
    </style:style>
    <style:style style:name="T4" style:family="text">
      <style:text-properties fo:font-style="italic" style:font-style-asian="italic" style:font-style-complex="italic"/>
    </style:style>
    <style:style style:name="T5" style:family="text">
      <style:text-properties fo:font-style="italic" officeooo:rsid="001e732a" style:font-style-asian="italic" style:font-style-complex="italic"/>
    </style:style>
    <style:style style:name="T6" style:family="text">
      <style:text-properties fo:color="#333333" loext:opacity="100%" fo:font-style="italic" style:font-style-asian="italic" style:font-style-complex="italic"/>
    </style:style>
    <style:style style:name="T7" style:family="text">
      <style:text-properties fo:color="#333333" loext:opacity="100%" fo:font-style="italic" officeooo:rsid="001e732a"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En qué consiste la programación extrema (XP)?</text:p>
      <text:p text:style-name="P3">La programación extrema es una metodología de ingeniería de software con el objetivo de mejorar la calidad del software y reducir los tiempos de respuesta para adaptar el código a los cambiantes requisistos del cliente.</text:p>
      <text:p text:style-name="P4">Se asume que es imposible preve<text:span text:style-name="T1">nir </text:span>todos los improvistos que puedan surgir durante el desarrollo. Consiste entonces en adaptarse a estas circunstancias en lugar de intentar preverlas. <text:span text:style-name="T2">Para ello el cliente toma un rol fundamental en el desarrollo, evaluando frecuentemente una serie de mini-versiones que cumplan con sus requisitos. </text:span></text:p>
      <text:p text:style-name="P5">Se trata de hacer el mínimo código y lo más simple posible que cumpla con la necesidad del cliente, modificándolo en las siguientes mini-versiones para adaptarse a los cambios de requisitos.</text:p>
      <text:p text:style-name="P5">Durante las primeras versiones se definen pruebas para comprobar que el programa vaya realizando lo que debe con los resultados correctos. Estas pruebas son automáticas y se utilizan para cada mini-versión. <text:span text:style-name="T3">Esto proporciona un feedback automático que además sirve para demostrar el funcionamiento al cliente.s</text:span></text:p>
      <text:p text:style-name="P6">Usualmente se trabaja en parejas que se van mezclando en cada versión. </text:p>
      <text:p text:style-name="P7">Finalmente, la programación extrema se basa en los principios de simplicidad y buena comunicación.</text:p>
      <text:p text:style-name="P7"/>
      <text:p text:style-name="P8"><text:span text:style-name="T6">(</text:span><text:span text:style-name="T7">Programación extrema:</text:span><text:span text:style-name="T5"> </text:span><text:a xlink:type="simple" xlink:href="http://www.chuidiang.org/ood/metodologia/extrema.php" text:style-name="Internet_20_link" text:visited-style-name="Visited_20_Internet_20_Link"><text:span text:style-name="T4">http://www.chuidiang.org/ood/metodologia/extrema.php</text:span></text:a><text:span text:style-name="T4"> </text:span><text:span text:style-name="T6">,</text:span></text:p>
      <text:p text:style-name="P8"><text:span text:style-name="T7">What is extreme programming?:</text:span><text:span text:style-name="T5"> </text:span><text:a xlink:type="simple" xlink:href="https://ronjeffries.com/xprog/what-is-extreme-programming/" text:style-name="Internet_20_link" text:visited-style-name="Visited_20_Internet_20_Link"><text:span text:style-name="T4">https://ronjeffries.com/xprog/what-is-extreme-programming/</text:span></text:a><text:span text:style-name="T6">)</text:span></text:p>
      <text:p text:style-name="P9"/>
      <text:p text:style-name="P12">9. La “alianza Ágil” definió una serie de 12 principios que debería tener una metodología para alcanzar niveles aceptables de agilidad. Puede encontrar estos principios en el enlace que aparece en el ejercicio 1. Comente los problemas que intenta solucionar alguno de estos principios.</text:p>
      <text:p text:style-name="P10">Algunos principios:</text:p>
      <text:list xml:id="list1039040005" text:style-name="L1">
        <text:list-item>
          <text:p text:style-name="P11">Nuestra mayor prioridad es satisfacer al cliente mediante la entrega temprana y continuan del software con valor.</text:p>
        </text:list-item>
        <text:list-item>
          <text:p text:style-name="P11">Aceptamos que los requisitos cambien, incluso en etapas tardías del desarrollo. Los procesos Ágiles aprovechan el cambio para proporcionar ventaja competitiva al cliente.</text:p>
        </text:list-item>
        <text:list-item>
          <text:p text:style-name="P11">Entregamos software funcional frecuentemente, entre dos semanas y dos meses, con preferencia al periodo de tiempo más corto posible.</text:p>
        </text:list-item>
        <text:list-item>
          <text:p text:style-name="P11">Los responsables de negocio y los desarrolladores trabajaremos juntos de forma cotidiana durante todo el proyecto.</text:p>
        </text:list-item>
        <text:list-item>
          <text:p text:style-name="P11">El método más eficiente y efectivo de comunicar información al equipo de desarrollo es la conversación cara a cara.</text:p>
        </text:list-item>
        <text:list-item>
          <text:p text:style-name="P11">El software funcionando es la medida principal del progreso.</text:p>
        </text:list-item>
      </text:list>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fo:font-weight="bold" officeooo:rsid="0013b768" officeooo:paragraph-rsid="0013b768" style:font-weight-asian="bold" style:font-weight-complex="bold"/>
    </style:style>
    <style:page-layout style:name="Mpm1">
      <style:page-layout-properties fo:page-width="21.001cm" fo:page-height="29.7cm" style:num-format="1" style:print-orientation="portrait" fo:margin-top="1.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Relación 1.1</text:p>
        <text:p text:style-name="MP1">Salvador Romero Corté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5T10:16:05.920794840</meta:creation-date>
    <dc:date>2021-02-25T11:07:20.220169349</dc:date>
    <meta:editing-duration>PT40M27S</meta:editing-duration>
    <meta:editing-cycles>15</meta:editing-cycles>
    <meta:generator>LibreOffice/7.0.4.2$Linux_X86_64 LibreOffice_project/00$Build-2</meta:generator>
    <meta:document-statistic meta:table-count="0" meta:image-count="0" meta:object-count="0" meta:page-count="1" meta:paragraph-count="19" meta:word-count="363" meta:character-count="2482" meta:non-whitespace-character-count="2142"/>
  </office:meta>
</office:document-meta>
</file>